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1623" officeooo:paragraph-rsid="000d1623" style:font-weight-asian="bold" style:font-weight-complex="bold"/>
    </style:style>
    <style:style style:name="P2" style:family="paragraph" style:parent-style-name="Standard">
      <style:text-properties fo:font-size="15pt" fo:font-weight="bold" officeooo:rsid="000d1623" officeooo:paragraph-rsid="000d1623" style:font-size-asian="15pt" style:font-weight-asian="bold" style:font-size-complex="15pt" style:font-weight-complex="bold"/>
    </style:style>
    <style:style style:name="T1" style:family="text">
      <style:text-properties officeooo:rsid="000d1623"/>
    </style:style>
    <style:style style:name="T2" style:family="text">
      <style:text-properties officeooo:rsid="000ed6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Lecture</text:span> <text:span text:style-name="T2">5</text:span>-maths</text:p>
      <text:p text:style-name="P1"/>
      <text:p text:style-name="P1"/>
      <text:p text:style-name="P2">&lt;!-- Notes are here --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6T21:35:14.890194147</meta:creation-date>
    <dc:date>2020-12-06T21:38:55.065305405</dc:date>
    <meta:editing-duration>PT2M22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2" meta:word-count="8" meta:character-count="38" meta:non-whitespace-character-count="33"/>
  </office:meta>
</office:document-meta>
</file>